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1" office:value-type="string">
            <text:p>where to find</text:p>
          </table:table-cell>
          <table:table-cell table:style-name="ce1" office:value-type="string">
            <text:p>Personal Needs</text:p>
          </table:table-cell>
          <table:table-cell/>
          <table:table-cell table:style-name="ce1" office:value-type="string">
            <text:p>group need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R</text:p>
          </table:table-cell>
          <table:table-cell office:value-type="string">
            <text:p>digital watch</text:p>
          </table:table-cell>
          <table:table-cell/>
          <table:table-cell office:value-type="string">
            <text:p>T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R</text:p>
          </table:table-cell>
          <table:table-cell office:value-type="string">
            <text:p>wet ones</text:p>
          </table:table-cell>
          <table:table-cell/>
          <table:table-cell office:value-type="string">
            <text:p>WATE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R</text:p>
          </table:table-cell>
          <table:table-cell office:value-type="string">
            <text:p>purell</text:p>
          </table:table-cell>
          <table:table-cell/>
          <table:table-cell office:value-type="string">
            <text:p>gatorade mi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R</text:p>
          </table:table-cell>
          <table:table-cell office:value-type="string">
            <text:p>hair gel</text:p>
          </table:table-cell>
          <table:table-cell/>
          <table:table-cell office:value-type="string">
            <text:p>tent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R</text:p>
          </table:table-cell>
          <table:table-cell office:value-type="string">
            <text:p>visine</text:p>
          </table:table-cell>
          <table:table-cell/>
          <table:table-cell office:value-type="string">
            <text:p>frozen wa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R</text:p>
          </table:table-cell>
          <table:table-cell office:value-type="string">
            <text:p>bug spray</text:p>
          </table:table-cell>
          <table:table-cell/>
          <table:table-cell office:value-type="string">
            <text:p>cool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R</text:p>
          </table:table-cell>
          <table:table-cell office:value-type="string">
            <text:p>2 kinds of sunblock</text:p>
          </table:table-cell>
          <table:table-cell/>
          <table:table-cell office:value-type="string">
            <text:p>red bul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R</text:p>
          </table:table-cell>
          <table:table-cell office:value-type="string">
            <text:p>cortizone 10</text:p>
          </table:table-cell>
          <table:table-cell/>
          <table:table-cell office:value-type="string">
            <text:p>food 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DR</text:p>
          </table:table-cell>
          <table:table-cell office:value-type="string">
            <text:p>benadryl</text:p>
          </table:table-cell>
          <table:table-cell/>
          <table:table-cell office:value-type="string">
            <text:p>frui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R</text:p>
          </table:table-cell>
          <table:table-cell office:value-type="string">
            <text:p>pain reliev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R</text:p>
          </table:table-cell>
          <table:table-cell office:value-type="string">
            <text:p>band ai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EMS</text:p>
          </table:table-cell>
          <table:table-cell office:value-type="string">
            <text:p>flashlig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EMS</text:p>
          </table:table-cell>
          <table:table-cell office:value-type="string">
            <text:p>hat (bucket?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EMS</text:p>
          </table:table-cell>
          <table:table-cell office:value-type="string">
            <text:p>a cu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ERE</text:p>
          </table:table-cell>
          <table:table-cell office:value-type="string">
            <text:p>pillow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ERE</text:p>
          </table:table-cell>
          <table:table-cell office:value-type="string">
            <text:p>small tow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ERE</text:p>
          </table:table-cell>
          <table:table-cell office:value-type="string">
            <text:p>toothpaste / toothbrush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ERE</text:p>
          </table:table-cell>
          <table:table-cell office:value-type="string">
            <text:p>sneak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ERE</text:p>
          </table:table-cell>
          <table:table-cell office:value-type="string">
            <text:p>shampo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ERE</text:p>
          </table:table-cell>
          <table:table-cell office:value-type="string">
            <text:p>deodoran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ERE</text:p>
          </table:table-cell>
          <table:table-cell office:value-type="string">
            <text:p>nail clipp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ERE</text:p>
          </table:table-cell>
          <table:table-cell office:value-type="string">
            <text:p>sunglass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ERE</text:p>
          </table:table-cell>
          <table:table-cell office:value-type="string">
            <text:p>towe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ERE</text:p>
          </table:table-cell>
          <table:table-cell office:value-type="string">
            <text:p>tums</text:p>
          </table:table-cell>
          <table:table-cell table:number-columns-repeated="5"/>
          <table:table-cell office:value-type="string">
            <text:p>EMS</text:p>
          </table:table-cell>
          <table:table-cell office:value-type="string">
            <text:p>flashlight</text:p>
          </table:table-cell>
        </table:table-row>
        <table:table-row table:style-name="ro2">
          <table:table-cell table:number-columns-repeated="2"/>
          <table:table-cell office:value-type="string">
            <text:p>HERE</text:p>
          </table:table-cell>
          <table:table-cell office:value-type="string">
            <text:p>leatherman</text:p>
          </table:table-cell>
          <table:table-cell table:number-columns-repeated="5"/>
          <table:table-cell office:value-type="string">
            <text:p>EMS</text:p>
          </table:table-cell>
          <table:table-cell office:value-type="string">
            <text:p>hat (bucket?)</text:p>
          </table:table-cell>
        </table:table-row>
        <table:table-row table:style-name="ro1">
          <table:table-cell table:number-columns-repeated="2"/>
          <table:table-cell office:value-type="string">
            <text:p>HERE</text:p>
          </table:table-cell>
          <table:table-cell office:value-type="string">
            <text:p>sleeping bag</text:p>
          </table:table-cell>
          <table:table-cell table:number-columns-repeated="5"/>
          <table:table-cell office:value-type="string">
            <text:p>EMS</text:p>
          </table:table-cell>
          <table:table-cell office:value-type="string">
            <text:p>a cup</text:p>
          </table:table-cell>
        </table:table-row>
        <table:table-row table:style-name="ro1">
          <table:table-cell table:number-columns-repeated="2"/>
          <table:table-cell office:value-type="string">
            <text:p>HERE / DR</text:p>
          </table:table-cell>
          <table:table-cell office:value-type="string">
            <text:p>ear plugs</text:p>
          </table:table-cell>
          <table:table-cell table:number-columns-repeated="5"/>
          <table:table-cell office:value-type="string">
            <text:p>KIEHLS</text:p>
          </table:table-cell>
          <table:table-cell office:value-type="string">
            <text:p>moisturizer</text:p>
          </table:table-cell>
        </table:table-row>
        <table:table-row table:style-name="ro1">
          <table:table-cell table:number-columns-repeated="2"/>
          <table:table-cell office:value-type="string">
            <text:p>KIEHLS</text:p>
          </table:table-cell>
          <table:table-cell office:value-type="string">
            <text:p>moisturizer</text:p>
          </table:table-cell>
          <table:table-cell table:number-columns-repeated="5"/>
          <table:table-cell office:value-type="string">
            <text:p>SHOE MANIA</text:p>
          </table:table-cell>
          <table:table-cell office:value-type="string">
            <text:p>flip flops</text:p>
          </table:table-cell>
        </table:table-row>
        <table:table-row table:style-name="ro1">
          <table:table-cell table:number-columns-repeated="2"/>
          <table:table-cell office:value-type="string">
            <text:p>SHOE MANIA</text:p>
          </table:table-cell>
          <table:table-cell office:value-type="string">
            <text:p>flip flops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C2:Sheet1.D30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04/21/2008</text:date>, <text:time>18:2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8-04-21T17:04:28</meta:creation-date>
    <dc:date>2008-04-21T18:20:21</dc:date>
    <dc:language>en-US</dc:language>
    <meta:editing-cycles>4</meta:editing-cycles>
    <meta:editing-duration>PT1H15M54S</meta:editing-duration>
    <meta:user-defined meta:name="Info 1"/>
    <meta:user-defined meta:name="Info 2"/>
    <meta:user-defined meta:name="Info 3"/>
    <meta:user-defined meta:name="Info 4"/>
    <meta:document-statistic meta:table-count="3" meta:cell-count="80"/>
  </office:meta>
</office:document-meta>
</file>